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3.020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5983b0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be33d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ff3838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5983b0" fo:border-left="0.06pt solid #000000" fo:border-right="0.06pt solid #000000" fo:border-top="none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ackground-color="#bbe33d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ackground-color="#bbe33d"/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5983b0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bbe33d"/>
    </style:style>
    <style:style style:name="ce37" style:family="table-cell" style:parent-style-name="Default">
      <style:table-cell-properties fo:background-color="#ff3838"/>
    </style:style>
    <style:style style:name="ce38" style:family="table-cell" style:parent-style-name="Default">
      <style:table-cell-properties fo:background-color="#ff3838"/>
      <style:text-properties style:text-underline-style="none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5983b0" fo:border-left="0.06pt solid #000000" fo:border-right="0.06pt solid #000000" fo:border-top="none"/>
      <style:text-properties style:text-underline-style="none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43" style:family="table-cell" style:parent-style-name="Default"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4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1" office:value-type="string" calcext:value-type="string">
            <text:p>CoinGecko Only</text:p>
          </table:table-cell>
          <table:table-cell table:style-name="ce38" office:value-type="string" calcext:value-type="string">
            <text:p>CoinPaprika Only</text:p>
          </table:table-cell>
          <table:table-cell table:style-name="ce39" office:value-type="string" calcext:value-type="string">
            <text:p>Unified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32" table:number-columns-repeated="2"/>
          <table:table-cell table:style-name="ce40"/>
          <table:table-cell table:style-name="ce32"/>
          <table:table-cell table:number-columns-repeated="2"/>
        </table:table-row>
        <table:table-row table:style-name="ro1">
          <table:table-cell table:style-name="ce32" office:value-type="string" calcext:value-type="string">
            <text:p>Unified</text:p>
          </table:table-cell>
          <table:table-cell table:style-name="ce32"/>
          <table:table-cell table:style-name="ce40" office:value-type="string" calcext:value-type="string">
            <text:p>CG Coin</text:p>
          </table:table-cell>
          <table:table-cell table:style-name="ce32" office:value-type="string" calcext:value-type="string">
            <text:p>CP Coin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style-name="ce43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nam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symbol</text:p>
          </table:table-cell>
          <table:table-cell/>
          <table:table-cell table:number-columns-repeated="2" office:value-type="string" calcext:value-type="string">
            <text:p>symbol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rank</text:p>
          </table:table-cell>
          <table:table-cell/>
          <table:table-cell office:value-type="string" calcext:value-type="string">
            <text:p>market_cap_rank</text:p>
          </table:table-cell>
          <table:table-cell office:value-type="string" calcext:value-type="string">
            <text:p>rank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circulating_supply</text:p>
          </table:table-cell>
          <table:table-cell/>
          <table:table-cell table:number-columns-repeated="2" office:value-type="string" calcext:value-type="string">
            <text:p>circulating_supply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total_supply</text:p>
          </table:table-cell>
          <table:table-cell/>
          <table:table-cell table:number-columns-repeated="2" office:value-type="string" calcext:value-type="string">
            <text:p>total_supply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max_supply</text:p>
          </table:table-cell>
          <table:table-cell/>
          <table:table-cell table:number-columns-repeated="2" office:value-type="string" calcext:value-type="string">
            <text:p>max_supply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last_updated</text:p>
          </table:table-cell>
          <table:table-cell/>
          <table:table-cell table:number-columns-repeated="2" office:value-type="string" calcext:value-type="string">
            <text:p>last_updated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market_cap</text:p>
          </table:table-cell>
          <table:table-cell/>
          <table:table-cell office:value-type="string" calcext:value-type="string">
            <text:p>market_cap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arket_cap</text:p>
          </table:table-cell>
        </table:table-row>
        <table:table-row table:style-name="ro1">
          <table:table-cell table:style-name="ce33" office:value-type="string" calcext:value-type="string">
            <text:p>volume</text:p>
          </table:table-cell>
          <table:table-cell/>
          <table:table-cell office:value-type="string" calcext:value-type="string">
            <text:p>total_volume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olume_24h</text:p>
          </table:table-cell>
        </table:table-row>
        <table:table-row table:style-name="ro1">
          <table:table-cell table:style-name="ce33" office:value-type="string" calcext:value-type="string">
            <text:p>ath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th_price</text:p>
          </table:table-cell>
        </table:table-row>
        <table:table-row table:style-name="ro1">
          <table:table-cell table:style-name="ce33" office:value-type="string" calcext:value-type="string">
            <text:p>ath_date</text:p>
          </table:table-cell>
          <table:table-cell/>
          <table:table-cell office:value-type="string" calcext:value-type="string">
            <text:p>ath_date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th_date</text:p>
          </table:table-cell>
        </table:table-row>
        <table:table-row table:style-name="ro1">
          <table:table-cell table:style-name="ce34" office:value-type="string" calcext:value-type="string">
            <text:p>percent_change</text:p>
          </table:table-cell>
          <table:table-cell table:style-name="ce37" office:value-type="string" calcext:value-type="string">
            <text:p>15m</text:p>
          </table:table-cell>
          <table:table-cell office:value-type="string" calcext:value-type="string">
            <text:p>ath_change_percentage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from_price_ath</text:p>
          </table:table-cell>
        </table:table-row>
        <table:table-row table:style-name="ro1">
          <table:table-cell/>
          <table:table-cell table:style-name="ce37" office:value-type="string" calcext:value-type="string">
            <text:p>30m</text:p>
          </table:table-cell>
          <table:table-cell office:value-type="string" calcext:value-type="string">
            <text:p>price_change_percentage_24h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24h</text:p>
          </table:table-cell>
        </table:table-row>
        <table:table-row table:style-name="ro1">
          <table:table-cell/>
          <table:table-cell table:style-name="ce33" office:value-type="string" calcext:value-type="string">
            <text:p>1h</text:p>
          </table:table-cell>
          <table:table-cell office:value-type="string" calcext:value-type="string">
            <text:p>price_change_percentage_7d_in_currency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7d</text:p>
          </table:table-cell>
        </table:table-row>
        <table:table-row table:style-name="ro1">
          <table:table-cell/>
          <table:table-cell table:style-name="ce37" office:value-type="string" calcext:value-type="string">
            <text:p>6h</text:p>
          </table:table-cell>
          <table:table-cell office:value-type="string" calcext:value-type="string">
            <text:p>price_change_percentage_30d_in_currency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30d</text:p>
          </table:table-cell>
        </table:table-row>
        <table:table-row table:style-name="ro1">
          <table:table-cell/>
          <table:table-cell table:style-name="ce37" office:value-type="string" calcext:value-type="string">
            <text:p>12h</text:p>
          </table:table-cell>
          <table:table-cell office:value-type="string" calcext:value-type="string">
            <text:p>price_change_percentage_1h_in_currency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1h</text:p>
          </table:table-cell>
        </table:table-row>
        <table:table-row table:style-name="ro1">
          <table:table-cell/>
          <table:table-cell table:style-name="ce33" office:value-type="string" calcext:value-type="string">
            <text:p>24h</text:p>
          </table:table-cell>
          <table:table-cell office:value-type="string" calcext:value-type="string">
            <text:p>market_cap_change_percentage_24h</text:p>
          </table:table-cell>
          <table:table-cell table:style-name="ce44" table:number-columns-repeated="3"/>
        </table:table-row>
        <table:table-row table:style-name="ro1">
          <table:table-cell/>
          <table:table-cell table:style-name="ce33" office:value-type="string" calcext:value-type="string">
            <text:p>7d</text:p>
          </table:table-cell>
          <table:table-cell office:value-type="string" calcext:value-type="string">
            <text:p>price_change_24h</text:p>
          </table:table-cell>
          <table:table-cell table:style-name="ce44" table:number-columns-repeated="3"/>
        </table:table-row>
        <table:table-row table:style-name="ro1">
          <table:table-cell/>
          <table:table-cell table:style-name="ce33" office:value-type="string" calcext:value-type="string">
            <text:p>30d</text:p>
          </table:table-cell>
          <table:table-cell office:value-type="string" calcext:value-type="string">
            <text:p>high_24h</text:p>
          </table:table-cell>
          <table:table-cell table:style-name="ce44" table:number-columns-repeated="3"/>
        </table:table-row>
        <table:table-row table:style-name="ro1">
          <table:table-cell/>
          <table:table-cell table:style-name="ce37" office:value-type="string" calcext:value-type="string">
            <text:p>1y</text:p>
          </table:table-cell>
          <table:table-cell office:value-type="string" calcext:value-type="string">
            <text:p>low_24h</text:p>
          </table:table-cell>
          <table:table-cell table:style-name="ce44" table:number-columns-repeated="3"/>
        </table:table-row>
        <table:table-row table:style-name="ro1">
          <table:table-cell/>
          <table:table-cell table:style-name="ce33" office:value-type="string" calcext:value-type="string">
            <text:p>ath</text:p>
          </table:table-cell>
          <table:table-cell office:value-type="string" calcext:value-type="string">
            <text:p>image</text:p>
          </table:table-cell>
          <table:table-cell table:style-name="ce44" table:number-columns-repeated="3"/>
        </table:table-row>
        <table:table-row table:style-name="ro1">
          <table:table-cell/>
          <table:table-cell table:style-name="ce36" office:value-type="string" calcext:value-type="string">
            <text:p>market_cap_24h</text:p>
          </table:table-cell>
          <table:table-cell office:value-type="string" calcext:value-type="string">
            <text:p>fully_diluted_valuation</text:p>
          </table:table-cell>
          <table:table-cell table:style-name="ce44" table:number-columns-repeated="3"/>
        </table:table-row>
        <table:table-row table:style-name="ro1">
          <table:table-cell table:style-name="ce34" office:value-type="string" calcext:value-type="string">
            <text:p>price_change</text:p>
          </table:table-cell>
          <table:table-cell table:style-name="ce36" office:value-type="string" calcext:value-type="string">
            <text:p>24h</text:p>
          </table:table-cell>
          <table:table-cell office:value-type="string" calcext:value-type="string">
            <text:p>roi</text:p>
          </table:table-cell>
          <table:table-cell table:style-name="ce44" table:number-columns-repeated="3"/>
        </table:table-row>
        <table:table-row table:style-name="ro1">
          <table:table-cell table:style-name="ce35"/>
          <table:table-cell table:style-name="ce33" office:value-type="string" calcext:value-type="string">
            <text:p>market_cap_24h</text:p>
          </table:table-cell>
          <table:table-cell table:style-name="ce42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6h</text:p>
          </table:table-cell>
        </table:table-row>
        <table:table-row table:style-name="ro1">
          <table:table-cell table:style-name="ce34" office:value-type="string" calcext:value-type="string">
            <text:p>volume_change</text:p>
          </table:table-cell>
          <table:table-cell table:style-name="ce37" office:value-type="string" calcext:value-type="string">
            <text:p>24h</text:p>
          </table:table-cell>
          <table:table-cell office:value-type="string" calcext:value-type="string">
            <text:p>market_cap_change_24h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arket_cap_change_24h</text:p>
          </table:table-cell>
        </table:table-row>
        <table:table-row table:style-name="ro1">
          <table:table-cell table:style-name="ce36" office:value-type="string" calcext:value-type="string">
            <text:p>high_24h</text:p>
          </table:table-cell>
          <table:table-cell/>
          <table:table-cell table:style-name="ce42"/>
          <table:table-cell table:number-columns-repeated="3"/>
        </table:table-row>
        <table:table-row table:style-name="ro1">
          <table:table-cell table:style-name="ce36" office:value-type="string" calcext:value-type="string">
            <text:p>low_24h</text:p>
          </table:table-cell>
          <table:table-cell/>
          <table:table-cell table:style-name="ce42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12h</text:p>
          </table:table-cell>
        </table:table-row>
        <table:table-row table:style-name="ro1">
          <table:table-cell table:style-name="ce36" office:value-type="string" calcext:value-type="string">
            <text:p>image</text:p>
          </table:table-cell>
          <table:table-cell/>
          <table:table-cell table:style-name="ce42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15m</text:p>
          </table:table-cell>
        </table:table-row>
        <table:table-row table:style-name="ro1">
          <table:table-cell table:style-name="ce36" office:value-type="string" calcext:value-type="string">
            <text:p>fully_diluted_valuation</text:p>
          </table:table-cell>
          <table:table-cell/>
          <table:table-cell table:style-name="ce42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table:style-name="ce45" office:value-type="string" calcext:value-type="string">
            <text:p>percent_change_30m</text:p>
          </table:table-cell>
        </table:table-row>
        <table:table-row table:style-name="ro1">
          <table:table-cell table:style-name="ce36" office:value-type="string" calcext:value-type="string">
            <text:p>roi</text:p>
          </table:table-cell>
          <table:table-cell/>
          <table:table-cell table:style-name="ce42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1y</text:p>
          </table:table-cell>
        </table:table-row>
        <table:table-row table:style-name="ro1">
          <table:table-cell table:style-name="ce37" office:value-type="string" calcext:value-type="string">
            <text:p>first_data_at</text:p>
          </table:table-cell>
          <table:table-cell/>
          <table:table-cell table:style-name="ce42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olume_24h_change_24h</text:p>
          </table:table-cell>
        </table:table-row>
        <table:table-row table:style-name="ro1">
          <table:table-cell table:style-name="ce37" office:value-type="string" calcext:value-type="string">
            <text:p>beta_value</text:p>
          </table:table-cell>
          <table:table-cell/>
          <table:table-cell table:style-name="ce42"/>
          <table:table-cell office:value-type="string" calcext:value-type="string">
            <text:p>first_data_a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2"/>
          <table:table-cell office:value-type="string" calcext:value-type="string">
            <text:p>beta_value</text:p>
          </table:table-cell>
          <table:table-cell table:number-columns-repeated="2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5:Sheet1.C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21:27:06.144215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2T01:17:33.025288679</meta:creation-date>
    <dc:date>2020-12-15T21:27:16.236913909</dc:date>
    <meta:editing-duration>PT3H36M15S</meta:editing-duration>
    <meta:editing-cycles>4</meta:editing-cycles>
    <meta:generator>LibreOffice/7.0.2.2$Linux_X86_64 LibreOffice_project/00$Build-2</meta:generator>
    <meta:document-statistic meta:table-count="1" meta:cell-count="125" meta:object-count="0"/>
  </office:meta>
</office:document-meta>
</file>